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 officeooo:rsid="001fb80c" officeooo:paragraph-rsid="001fb80c"/>
    </style:style>
    <style:style style:name="P2" style:family="paragraph" style:parent-style-name="Text_20_body" style:list-style-name="L1">
      <style:text-properties fo:language="en" fo:country="US" officeooo:rsid="001fb80c" officeooo:paragraph-rsid="001fb80c"/>
    </style:style>
    <style:style style:name="P3" style:family="paragraph" style:parent-style-name="Text_20_body" style:list-style-name="L1">
      <style:text-properties fo:language="en" fo:country="US" fo:font-style="normal" fo:font-weight="normal" officeooo:rsid="00212b8a" officeooo:paragraph-rsid="00212b8a" style:font-style-asian="normal" style:font-weight-asian="normal" style:font-style-complex="normal" style:font-weight-complex="normal"/>
    </style:style>
    <style:style style:name="P4" style:family="paragraph" style:parent-style-name="Text_20_body" style:list-style-name="L1">
      <style:text-properties fo:language="en" fo:country="US" fo:font-style="normal" fo:font-weight="normal" officeooo:rsid="00241c5f" officeooo:paragraph-rsid="00241c5f" style:font-style-asian="normal" style:font-weight-asian="normal" style:font-style-complex="normal" style:font-weight-complex="normal"/>
    </style:style>
    <style:style style:name="P5" style:family="paragraph" style:parent-style-name="Text_20_body" style:list-style-name="L1">
      <style:text-properties fo:language="en" fo:country="US" fo:font-style="normal" fo:font-weight="normal" officeooo:rsid="00246dba" officeooo:paragraph-rsid="00246dba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fo:language="en" fo:country="US" fo:font-style="italic" fo:font-weight="normal" officeooo:rsid="00241c5f" officeooo:paragraph-rsid="00241c5f" style:font-style-asian="italic" style:font-weight-asian="normal" style:font-style-complex="italic" style:font-weight-complex="normal"/>
    </style:style>
    <style:style style:name="P7" style:family="paragraph" style:parent-style-name="Text_20_body" style:list-style-name="L1">
      <style:text-properties fo:language="en" fo:country="US" fo:font-style="italic" fo:font-weight="normal" officeooo:rsid="00246dba" officeooo:paragraph-rsid="00246dba" style:font-style-asian="italic" style:font-weight-asian="normal" style:font-style-complex="italic" style:font-weight-complex="normal"/>
    </style:style>
    <style:style style:name="P8" style:family="paragraph" style:parent-style-name="Text_20_body" style:list-style-name="L1">
      <style:text-properties officeooo:rsid="001fb80c" officeooo:paragraph-rsid="001fb80c"/>
    </style:style>
    <style:style style:name="P9" style:family="paragraph" style:parent-style-name="Text_20_body" style:list-style-name="L1">
      <style:text-properties officeooo:rsid="00212b8a" officeooo:paragraph-rsid="00212b8a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weight="normal" style:font-weight-asian="normal" style:font-weight-complex="normal"/>
    </style:style>
    <style:style style:name="T4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en" fo:country="US" fo:font-style="italic" fo:font-weight="normal" officeooo:rsid="00241c5f" style:font-style-asian="italic" style:font-weight-asian="normal" style:font-style-complex="italic" style:font-weight-complex="normal"/>
    </style:style>
    <style:style style:name="T6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officeooo:rsid="00241c5f"/>
    </style:style>
    <text:list-style style:name="L1">
      <text:list-level-style-number text:level="1" loext:num-list-format="3.%1%" style:num-prefix="3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elf-Review Exercises</text:h>
      <text:list text:style-name="L1">
        <text:list-item>
          <text:p text:style-name="P2">Fill in the blanks in each of the following:</text:p>
          <text:list>
            <text:list-item>
              <text:p text:style-name="P8"><text:span text:style-name="T1">Each class declaration that begins with keyword </text:span><text:span text:style-name="T2">public</text:span><text:span text:style-name="T3"> must be stored in a file that has exactly the same name as the class and ends with the .java filename extension.</text:span></text:p>
            </text:list-item>
            <text:list-item>
              <text:p text:style-name="P8"><text:span text:style-name="T3">Keyword </text:span><text:span text:style-name="T2">class</text:span><text:span text:style-name="T3"> in a class declaration is followed immediately by the class’s name.</text:span></text:p>
            </text:list-item>
            <text:list-item>
              <text:p text:style-name="P8"><text:span text:style-name="T3">Keyword </text:span><text:span text:style-name="T2">new</text:span><text:span text:style-name="T3"> requests memory from the system to store an object, then calls the corresponding class’s constructor to initialize the object.</text:span></text:p>
            </text:list-item>
            <text:list-item>
              <text:p text:style-name="P8"><text:span text:style-name="T3">Each parameter must specify both a(n) </text:span><text:span text:style-name="T2">type</text:span><text:span text:style-name="T3"> and a(n) </text:span><text:span text:style-name="T2">name</text:span><text:span text:style-name="T3">.</text:span></text:p>
            </text:list-item>
            <text:list-item>
              <text:p text:style-name="P8"><text:span text:style-name="T3">By default, classes that are compiled in the same directory are considered to be in the same package, known as the </text:span><text:span text:style-name="T2">default package</text:span><text:span text:style-name="T3">.</text:span></text:p>
            </text:list-item>
            <text:list-item>
              <text:p text:style-name="P8"><text:span text:style-name="T3">Java provides two primitive types for storing floating-point numbers in memory: </text:span><text:span text:style-name="T2">float</text:span><text:span text:style-name="T3"> and </text:span><text:span text:style-name="T2">double</text:span><text:span text:style-name="T3">.</text:span></text:p>
            </text:list-item>
            <text:list-item>
              <text:p text:style-name="P8"><text:span text:style-name="T3">Variables of type double represent </text:span><text:span text:style-name="T2">double-precision</text:span><text:span text:style-name="T3"> floating-point numbers.</text:span></text:p>
            </text:list-item>
            <text:list-item>
              <text:p text:style-name="P8"><text:span text:style-name="T3">Scanner method </text:span><text:span text:style-name="T2">nextDouble()</text:span><text:span text:style-name="T3"> returns a double value.</text:span></text:p>
            </text:list-item>
            <text:list-item>
              <text:p text:style-name="P8"><text:span text:style-name="T3">Keyword public is an access </text:span><text:span text:style-name="T2">specifier</text:span><text:span text:style-name="T3">.</text:span></text:p>
            </text:list-item>
            <text:list-item>
              <text:p text:style-name="P8"><text:span text:style-name="T3">Return type </text:span><text:span text:style-name="T2">void</text:span><text:span text:style-name="T3"> indicates that a method will not return a value.</text:span></text:p>
            </text:list-item>
            <text:list-item>
              <text:p text:style-name="P8"><text:span text:style-name="T3">Scanner method </text:span><text:span text:style-name="T2">nextLine()</text:span><text:span text:style-name="T3"> reads characters until it encounters a newline character, than returns those characters as a String.</text:span></text:p>
            </text:list-item>
            <text:list-item>
              <text:p text:style-name="P8"><text:span text:style-name="T3">Class String is in package </text:span><text:span text:style-name="T2">java.lang</text:span><text:span text:style-name="T3">.</text:span></text:p>
            </text:list-item>
            <text:list-item>
              <text:p text:style-name="P8"><text:span text:style-name="T3">A(n) </text:span><text:span text:style-name="T2">import declaration</text:span><text:span text:style-name="T3"> is not required if you always refer to a class with its fully qualified class name.</text:span></text:p>
            </text:list-item>
            <text:list-item>
              <text:p text:style-name="P8"><text:span text:style-name="T3">A(n) </text:span><text:span text:style-name="T2">floating-point number </text:span><text:span text:style-name="T3">is a number with decimal point, such as 7.33, 0..975 or 1000.12345.</text:span></text:p>
            </text:list-item>
            <text:list-item>
              <text:p text:style-name="P8"><text:span text:style-name="T3">Variables of type float represent </text:span><text:span text:style-name="T2">single-</text:span><text:span text:style-name="T3">precision floating-point numbers.</text:span></text:p>
            </text:list-item>
            <text:list-item>
              <text:p text:style-name="P8"><text:span text:style-name="T3">The format specifier %</text:span><text:span text:style-name="T2">f</text:span><text:span text:style-name="T3"> is used to output values of type float or double.</text:span></text:p>
            </text:list-item>
            <text:list-item>
              <text:p text:style-name="P8"><text:span text:style-name="T3">Types in Java are divided into two categories – </text:span><text:span text:style-name="T2">primitive </text:span><text:span text:style-name="T3">types and </text:span><text:span text:style-name="T2">reference </text:span><text:span text:style-name="T3">types.</text:span></text:p>
            </text:list-item>
          </text:list>
        </text:list-item>
        <text:list-item>
          <text:p text:style-name="P9"><text:span text:style-name="T3">State whether each of the following is </text:span><text:span text:style-name="T4">tru</text:span><text:span text:style-name="T5">e</text:span><text:span text:style-name="T6"> or </text:span><text:span text:style-name="T4">false</text:span><text:span text:style-name="T6">. If </text:span><text:span text:style-name="T4">false</text:span><text:span text:style-name="T6">, explain why.</text:span></text:p>
          <text:list>
            <text:list-item>
              <text:p text:style-name="P3">By convention, method names begin with an uppercase first letter, and all subsequent words in the name begin with a capital first <text:span text:style-name="T7">letter.</text:span></text:p>
              <text:p text:style-name="P6">False. In Java method names begin with a lowercase letter, and all subsequent words in the name begin with a capital first letter.</text:p>
            </text:list-item>
            <text:list-item>
              <text:p text:style-name="P4">An import declaration is not required when one class in a package uses another in the same package.</text:p>
              <text:p text:style-name="P6">True.</text:p>
            </text:list-item>
            <text:list-item>
              <text:p text:style-name="P4"><text:soft-page-break/>Empty parentheses following a method name in a method declaration indicate that the method does not require any parameters to perform its task.</text:p>
            </text:list-item>
            <text:list-item>
              <text:p text:style-name="P4">A primitive-type variable can be used to invoke a method.</text:p>
              <text:p text:style-name="P6">False. Primitive-type cannot be used to invoke a method – a reference to an object is required to invoke the object’s methods.</text:p>
            </text:list-item>
            <text:list-item>
              <text:p text:style-name="P4">Variables declared in the body of a particular method are known as instance variables and can be used in all methods of the class.</text:p>
              <text:p text:style-name="P6">False. Variables declared in the body of a particular method are known as local variables and can only be used in the method in which they were declared.</text:p>
            </text:list-item>
            <text:list-item>
              <text:p text:style-name="P4">Every method’s body is delimited by left and right braces ({ and }).</text:p>
              <text:p text:style-name="P6">True.</text:p>
            </text:list-item>
            <text:list-item>
              <text:p text:style-name="P4">Primitive-type local variables are initialized by default.</text:p>
              <text:p text:style-name="P6">False. Primitive-type variables are not initialized by default.</text:p>
            </text:list-item>
            <text:list-item>
              <text:p text:style-name="P4">Reference-type instance variables are initialized by default to the value null.</text:p>
              <text:p text:style-name="P6">True.</text:p>
            </text:list-item>
            <text:list-item>
              <text:p text:style-name="P4">Any class that contains public static void main(String[] args) can be used to execute an app.</text:p>
              <text:p text:style-name="P6">True.</text:p>
            </text:list-item>
            <text:list-item>
              <text:p text:style-name="P4">The number of arguments in the method call must match the number of parameters in the method declaration’s parameter list.</text:p>
              <text:p text:style-name="P6">True.</text:p>
            </text:list-item>
            <text:list-item>
              <text:p text:style-name="P4">Floating-point values that appear in source code are known as floating-point literals and are type float by default.</text:p>
              <text:p text:style-name="P6">False. Floating-point values thar appear in source code are known as floating-point literals and are type double by default.</text:p>
            </text:list-item>
          </text:list>
        </text:list-item>
        <text:list-item>
          <text:p text:style-name="P4">What is the difference between a local variable and an instance variable?</text:p>
          <text:p text:style-name="P6">A local variable is declared in the body of a method, and can only be used in the method in which it was declared. An instance variable is declared in the body of a class, it can be used in all methods of the class.</text:p>
        </text:list-item>
        <text:list-item>
          <text:p text:style-name="P5">Explain the purpose of a method parameter. What is the difference between a parameter and an argument?</text:p>
          <text:p text:style-name="P7">A method parameter is a local variable used to by the method to perform its task. Each parameter required by a method is specified in the method’s declaration. An argument is the actual value for a method parameter. When a method is called, the argument values are passed to the corresponding parameters of the method so that it can perform its task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4T14:28:58.555588586</meta:creation-date>
    <dc:date>2024-05-07T14:38:27.480887557</dc:date>
    <meta:editing-duration>PT37M58S</meta:editing-duration>
    <meta:editing-cycles>3</meta:editing-cycles>
    <meta:generator>LibreOffice/24.2.3.2$Linux_X86_64 LibreOffice_project/4f88f79086d18691a72ac668802d5bc5b5a88122</meta:generator>
    <meta:document-statistic meta:table-count="0" meta:image-count="0" meta:object-count="0" meta:page-count="2" meta:paragraph-count="45" meta:word-count="717" meta:character-count="4167" meta:non-whitespace-character-count="3525"/>
  </office:meta>
</office:document-meta>
</file>